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23cm" draw:marker-end-width="0.23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ff950e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00cc00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ff3333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4cm" svg:height="13cm" svg:x="3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1" draw:id="id11" draw:layer="layout" svg:width="0.9cm" svg:height="0.9cm" svg:x="5.1cm" svg:y="6.35cm">
          <text:p text:style-name="P1">9</text:p>
          <draw:enhanced-geometry svg:viewBox="0 0 21600 21600" draw:mirror-horizontal="true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2" draw:text-style-name="P1" xml:id="id15" draw:id="id15" draw:layer="layout" svg:width="0.9cm" svg:height="0.9cm" svg:x="5.1cm" svg:y="7.65cm">
          <text:p text:style-name="P1">8</text:p>
          <draw:enhanced-geometry svg:viewBox="0 0 21600 21600" draw:mirror-horizontal="true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2" draw:text-style-name="P1" xml:id="id17" draw:id="id17" draw:layer="layout" svg:width="0.9cm" svg:height="0.9cm" svg:x="5.1cm" svg:y="8.95cm">
          <text:p text:style-name="P1">7</text:p>
          <draw:enhanced-geometry svg:viewBox="0 0 21600 21600" draw:mirror-horizontal="true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2" draw:text-style-name="P1" xml:id="id9" draw:id="id9" draw:layer="layout" svg:width="0.9cm" svg:height="0.9cm" svg:x="5.1cm" svg:y="10.25cm">
          <text:p text:style-name="P1">6</text:p>
          <draw:enhanced-geometry svg:viewBox="0 0 21600 21600" draw:mirror-horizontal="true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2" draw:text-style-name="P1" xml:id="id13" draw:id="id13" draw:layer="layout" svg:width="0.9cm" svg:height="0.9cm" svg:x="6.4cm" svg:y="5.65cm">
          <text:p text:style-name="P1">5</text:p>
          <draw:enhanced-geometry svg:viewBox="0 0 21600 21600" draw:mirror-horizontal="true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2" draw:text-style-name="P1" xml:id="id7" draw:id="id7" draw:layer="layout" svg:width="0.9cm" svg:height="0.9cm" svg:x="6.4cm" svg:y="6.95cm">
          <text:p text:style-name="P1">4</text:p>
          <draw:enhanced-geometry svg:viewBox="0 0 21600 21600" draw:mirror-horizontal="true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2" draw:text-style-name="P1" xml:id="id5" draw:id="id5" draw:layer="layout" svg:width="0.9cm" svg:height="0.9cm" svg:x="6.4cm" svg:y="8.25cm">
          <text:p text:style-name="P1">3</text:p>
          <draw:enhanced-geometry svg:viewBox="0 0 21600 21600" draw:mirror-horizontal="true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2" draw:text-style-name="P1" xml:id="id3" draw:id="id3" draw:layer="layout" svg:width="0.9cm" svg:height="0.9cm" svg:x="6.4cm" svg:y="9.55cm">
          <text:p text:style-name="P1">2</text:p>
          <draw:enhanced-geometry svg:viewBox="0 0 21600 21600" draw:mirror-horizontal="true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2" draw:text-style-name="P1" xml:id="id1" draw:id="id1" draw:layer="layout" svg:width="0.9cm" svg:height="0.9cm" svg:x="6.4cm" svg:y="10.85cm">
          <text:p text:style-name="P1">1</text:p>
          <draw:enhanced-geometry svg:viewBox="0 0 21600 21600" draw:mirror-horizontal="true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3" draw:text-style-name="P1" draw:layer="layout" svg:width="6.942cm" svg:height="2.8cm" draw:transform="rotate (1.5707963267949) translate (4.8cm 12.171cm)">
          <text:p/>
          <draw:enhanced-geometry svg:viewBox="0 0 21600 21600" draw:mirror-horizontal="true" draw:glue-points="?f6 10800 10800 21600 ?f5 10800 10800 0" draw:text-areas="?f3 ?f3 ?f4 ?f4" draw:mirror-vertical="false" draw:type="trapezoid" draw:modifiers="1985.724204971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xml:id="id14" draw:id="id14" draw:layer="layout" svg:width="0.9cm" svg:height="0.9cm" svg:x="15.1cm" svg:y="6.35cm">
          <text:p text:style-name="P1">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" draw:id="id16" draw:layer="layout" svg:width="0.9cm" svg:height="0.9cm" svg:x="15.1cm" svg:y="7.65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0.9cm" svg:height="0.9cm" svg:x="15.1cm" svg:y="8.95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0.9cm" svg:height="0.9cm" svg:x="15.1cm" svg:y="10.25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8" draw:id="id18" draw:layer="layout" svg:width="0.9cm" svg:height="0.9cm" svg:x="13.8cm" svg:y="5.65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0.9cm" svg:height="0.9cm" svg:x="13.8cm" svg:y="6.95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0.9cm" svg:height="0.9cm" svg:x="13.8cm" svg:y="8.25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0.9cm" svg:height="0.9cm" svg:x="13.8cm" svg:y="9.55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9cm" svg:height="0.9cm" svg:x="13.8cm" svg:y="10.85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6.942cm" svg:height="2.8cm" draw:transform="rotate (1.5707963267949) translate (13.5cm 12.17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1985.724204971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" draw:text-style-name="P1" draw:layer="layout" svg:x1="7.3cm" svg:y1="11.3cm" svg:x2="13.8cm" svg:y2="11.3cm" draw:start-shape="id1" draw:start-glue-point="6" draw:end-shape="id2" draw:end-glue-point="6" svg:d="M7300 11300h6500" svg:viewBox="0 0 6501 1">
          <text:p/>
        </draw:connector>
        <draw:connector draw:style-name="gr4" draw:text-style-name="P1" draw:layer="layout" svg:x1="7.3cm" svg:y1="10cm" svg:x2="13.8cm" svg:y2="10cm" draw:start-shape="id3" draw:start-glue-point="6" draw:end-shape="id4" draw:end-glue-point="6" svg:d="M7300 10000h6500" svg:viewBox="0 0 6501 1">
          <text:p/>
        </draw:connector>
        <draw:connector draw:style-name="gr5" draw:text-style-name="P1" draw:layer="layout" svg:x1="7.3cm" svg:y1="8.7cm" svg:x2="13.8cm" svg:y2="8.7cm" draw:start-shape="id5" draw:start-glue-point="6" draw:end-shape="id6" draw:end-glue-point="6" svg:d="M7300 8700h6500" svg:viewBox="0 0 6501 1">
          <text:p/>
        </draw:connector>
        <draw:connector draw:style-name="gr5" draw:text-style-name="P1" draw:layer="layout" svg:x1="7.3cm" svg:y1="7.4cm" svg:x2="13.8cm" svg:y2="7.4cm" draw:start-shape="id7" draw:start-glue-point="6" draw:end-shape="id8" draw:end-glue-point="6" svg:d="M7300 7400h6500" svg:viewBox="0 0 6501 1">
          <text:p/>
        </draw:connector>
        <draw:connector draw:style-name="gr5" draw:text-style-name="P1" draw:layer="layout" svg:x1="6cm" svg:y1="10.7cm" svg:x2="15.1cm" svg:y2="10.7cm" draw:start-shape="id9" draw:start-glue-point="6" draw:end-shape="id10" draw:end-glue-point="6" svg:d="M6000 10700h9100" svg:viewBox="0 0 9101 1">
          <text:p/>
        </draw:connector>
        <draw:connector draw:style-name="gr6" draw:text-style-name="P1" draw:layer="layout" draw:type="lines" draw:line-skew="1.875cm -2.675cm" svg:x1="6cm" svg:y1="6.8cm" svg:x2="15.1cm" svg:y2="9.4cm" draw:start-shape="id11" draw:start-glue-point="6" draw:end-shape="id12" draw:end-glue-point="6" svg:d="M6000 6800h2400l3500 2600h3200" svg:viewBox="0 0 9101 2601">
          <text:p/>
        </draw:connector>
        <draw:connector draw:style-name="gr7" draw:text-style-name="P1" draw:layer="layout" draw:type="lines" draw:line-skew="1.475cm -4.275cm" svg:x1="7.3cm" svg:y1="6.1cm" svg:x2="15.1cm" svg:y2="6.8cm" draw:start-shape="id13" draw:start-glue-point="6" draw:end-shape="id14" draw:end-glue-point="6" svg:d="M7300 6100h2000l1000 700h4800" svg:viewBox="0 0 7801 701">
          <text:p/>
        </draw:connector>
        <draw:connector draw:style-name="gr8" draw:text-style-name="P1" draw:layer="layout" svg:x1="6cm" svg:y1="8.1cm" svg:x2="15.1cm" svg:y2="8.1cm" draw:start-shape="id15" draw:start-glue-point="6" draw:end-shape="id16" draw:end-glue-point="6" svg:d="M6000 8100h9100" svg:viewBox="0 0 9101 1">
          <text:p/>
        </draw:connector>
        <draw:connector draw:style-name="gr9" draw:text-style-name="P1" draw:layer="layout" draw:line-skew="-0.574cm 5.149cm 1.974cm" svg:x1="5.1cm" svg:y1="9.4cm" svg:x2="14.7cm" svg:y2="6.1cm" draw:start-shape="id17" draw:start-glue-point="10" draw:end-shape="id18" draw:end-glue-point="10" svg:d="M5100 9400h-1100v3500h13200v-6800h-2500" svg:viewBox="0 0 13201 6801">
          <text:p/>
        </draw:connector>
        <draw:frame draw:style-name="gr10" draw:layer="layout" svg:width="11.398cm" svg:height="1.012cm" svg:x="4.902cm" svg:y="1.5cm">
          <draw:text-box>
            <text:p>Kempston to HPD-200 Paddle Adapter</text:p>
          </draw:text-box>
        </draw:frame>
        <draw:frame draw:style-name="gr10" draw:layer="layout" svg:width="4.286cm" svg:height="1.723cm" svg:x="4.2cm" svg:y="3.239cm">
          <draw:text-box>
            <text:p>DB-9 Female</text:p>
            <text:p>to Kempston</text:p>
          </draw:text-box>
        </draw:frame>
        <draw:frame draw:style-name="gr10" draw:layer="layout" svg:width="3.862cm" svg:height="1.723cm" svg:x="13.1cm" svg:y="3.239cm">
          <draw:text-box>
            <text:p>DB-9 Male</text:p>
            <text:p>to HPD-200</text:p>
          </draw:text-box>
        </draw:frame>
        <draw:frame draw:style-name="gr11" draw:text-style-name="P2" draw:layer="layout" svg:width="3.194cm" svg:height="0.729cm" svg:x="14.906cm" svg:y="13.371cm">
          <draw:text-box>
            <text:p text:style-name="P2"><text:span text:style-name="T1">Danjovic 201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jovic </meta:initial-creator>
    <meta:creation-date>2019-07-21T23:34:28.400693834</meta:creation-date>
    <dc:date>2019-07-22T00:12:37.600595080</dc:date>
    <dc:creator>Danjovic </dc:creator>
    <meta:editing-duration>PT17M34S</meta:editing-duration>
    <meta:editing-cycles>10</meta:editing-cycles>
    <meta:generator>LibreOffice/4.2.8.2$Linux_x86 LibreOffice_project/420m0$Build-2</meta:generator>
    <meta:document-statistic meta:object-count="34"/>
  </office:meta>
</office:document-meta>
</file>